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Monospace" svg:font-family="Monospace"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style:text-underline-style="none" officeooo:rsid="0003b3f8" officeooo:paragraph-rsid="0003b3f8"/>
    </style:style>
    <style:style style:name="P2" style:family="paragraph" style:parent-style-name="Text_20_body">
      <style:paragraph-properties fo:text-align="justify" style:justify-single-word="false"/>
      <style:text-properties style:text-underline-style="none" officeooo:rsid="00097748" officeooo:paragraph-rsid="00097748"/>
    </style:style>
    <style:style style:name="P3" style:family="paragraph" style:parent-style-name="Text_20_body">
      <style:paragraph-properties fo:text-align="justify" style:justify-single-word="false"/>
      <style:text-properties style:text-underline-style="none" officeooo:rsid="0006b1a3" officeooo:paragraph-rsid="0006b1a3"/>
    </style:style>
    <style:style style:name="P4" style:family="paragraph" style:parent-style-name="Text_20_body">
      <style:paragraph-properties fo:text-align="justify" style:justify-single-word="false"/>
      <style:text-properties style:text-underline-style="none" officeooo:rsid="00118d6c" officeooo:paragraph-rsid="00118d6c"/>
    </style:style>
    <style:style style:name="P5" style:family="paragraph" style:parent-style-name="Text_20_body">
      <style:paragraph-properties fo:text-align="justify" style:justify-single-word="false"/>
      <style:text-properties style:text-underline-style="none" officeooo:rsid="0019fe73" officeooo:paragraph-rsid="0019fe73"/>
    </style:style>
    <style:style style:name="P6" style:family="paragraph" style:parent-style-name="Text_20_body">
      <style:paragraph-properties fo:text-align="justify" style:justify-single-word="false"/>
      <style:text-properties style:text-underline-style="none" officeooo:rsid="002dd557" officeooo:paragraph-rsid="002dd557"/>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1adc97"/>
    </style:style>
    <style:style style:name="P9" style:family="paragraph" style:parent-style-name="Text_20_body">
      <style:paragraph-properties fo:text-align="justify" style:justify-single-word="false"/>
      <style:text-properties style:text-underline-style="solid" style:text-underline-width="auto" style:text-underline-color="font-color" officeooo:rsid="0019fe73" officeooo:paragraph-rsid="0019fe73"/>
    </style:style>
    <style:style style:name="P10" style:family="paragraph" style:parent-style-name="Text_20_body">
      <style:paragraph-properties fo:text-align="justify" style:justify-single-word="false"/>
      <style:text-properties fo:font-style="normal" style:text-underline-style="solid" style:text-underline-width="auto" style:text-underline-color="font-color" officeooo:rsid="001adc97" officeooo:paragraph-rsid="001adc97" style:font-style-asian="normal" style:font-style-complex="normal"/>
    </style:style>
    <style:style style:name="P11" style:family="paragraph" style:parent-style-name="Text_20_body">
      <style:paragraph-properties fo:text-align="justify" style:justify-single-word="false"/>
      <style:text-properties fo:font-style="normal" style:text-underline-style="solid" style:text-underline-width="auto" style:text-underline-color="font-color" officeooo:rsid="001adc97" officeooo:paragraph-rsid="0026d9f5" style:font-style-asian="normal" style:font-style-complex="normal"/>
    </style:style>
    <style:style style:name="P12" style:family="paragraph" style:parent-style-name="Text_20_body">
      <style:paragraph-properties fo:text-align="justify" style:justify-single-word="false"/>
      <style:text-properties fo:font-style="normal" style:text-underline-style="solid" style:text-underline-width="auto" style:text-underline-color="font-color" officeooo:rsid="0019fe73" officeooo:paragraph-rsid="0019fe73" style:font-style-asian="normal" style:font-style-complex="normal"/>
    </style:style>
    <style:style style:name="P13" style:family="paragraph" style:parent-style-name="Text_20_body">
      <style:paragraph-properties fo:text-align="justify" style:justify-single-word="false"/>
      <style:text-properties fo:font-style="normal" style:text-underline-style="none" officeooo:rsid="00280516" officeooo:paragraph-rsid="00280516" style:font-style-asian="normal" style:font-style-complex="normal"/>
    </style:style>
    <style:style style:name="P14" style:family="paragraph" style:parent-style-name="Text_20_body">
      <style:paragraph-properties fo:text-align="justify" style:justify-single-word="false"/>
      <style:text-properties style:font-name="Nimbus Sans L" fo:font-size="18.2000007629395pt" fo:font-style="normal" style:text-underline-style="solid" style:text-underline-width="auto" style:text-underline-color="font-color" fo:font-weight="bold" officeooo:rsid="0019fe73" officeooo:paragraph-rsid="002ea8f5" style:font-name-asian="Droid Sans Fallback" style:font-size-asian="18.2000007629395pt" style:font-style-asian="normal" style:font-weight-asian="bold" style:font-name-complex="FreeSans" style:font-size-complex="18.2000007629395pt" style:font-style-complex="normal" style:font-weight-complex="bold"/>
    </style:style>
    <style:style style:name="P15" style:family="paragraph" style:parent-style-name="Title">
      <style:paragraph-properties fo:text-align="justify" style:justify-single-word="false"/>
    </style:style>
    <style:style style:name="P16" style:family="paragraph" style:parent-style-name="Heading_20_1">
      <style:paragraph-properties fo:text-align="justify" style:justify-single-word="false"/>
      <style:text-properties style:text-underline-style="solid" style:text-underline-width="auto" style:text-underline-color="font-color"/>
    </style:style>
    <style:style style:name="P17" style:family="paragraph" style:parent-style-name="Heading_20_1">
      <style:paragraph-properties fo:text-align="justify" style:justify-single-word="false"/>
      <style:text-properties style:text-underline-style="solid" style:text-underline-width="auto" style:text-underline-color="font-color" officeooo:rsid="00118d6c" officeooo:paragraph-rsid="0019fe73"/>
    </style:style>
    <style:style style:name="T1" style:family="text">
      <style:text-properties officeooo:rsid="00051277"/>
    </style:style>
    <style:style style:name="T2" style:family="text">
      <style:text-properties officeooo:rsid="000afcc3"/>
    </style:style>
    <style:style style:name="T3" style:family="text">
      <style:text-properties officeooo:rsid="00146765"/>
    </style:style>
    <style:style style:name="T4" style:family="text">
      <style:text-properties officeooo:rsid="0019fe73"/>
    </style:style>
    <style:style style:name="T5" style:family="text">
      <style:text-properties style:text-underline-style="solid" style:text-underline-width="auto" style:text-underline-color="font-color"/>
    </style:style>
    <style:style style:name="T6" style:family="text">
      <style:text-properties fo:font-style="normal" style:text-underline-style="none" officeooo:rsid="001adc97" style:font-style-asian="normal" style:font-style-complex="normal"/>
    </style:style>
    <style:style style:name="T7" style:family="text">
      <style:text-properties fo:font-style="normal" style:text-underline-style="none" officeooo:rsid="001b887a" style:font-style-asian="normal" style:font-style-complex="normal"/>
    </style:style>
    <style:style style:name="T8" style:family="text">
      <style:text-properties fo:font-style="normal" style:text-underline-style="none" officeooo:rsid="001d0013" style:font-style-asian="normal" style:font-style-complex="normal"/>
    </style:style>
    <style:style style:name="T9" style:family="text">
      <style:text-properties fo:font-style="normal" style:text-underline-style="none" officeooo:rsid="0020b33c" style:font-style-asian="normal" style:font-style-complex="normal"/>
    </style:style>
    <style:style style:name="T10" style:family="text">
      <style:text-properties fo:font-style="normal" style:text-underline-style="none" officeooo:rsid="00246ebf" style:font-style-asian="normal" style:font-style-complex="normal"/>
    </style:style>
    <style:style style:name="T11" style:family="text">
      <style:text-properties fo:font-style="italic" style:font-style-asian="italic" style:font-style-complex="italic"/>
    </style:style>
    <style:style style:name="T12" style:family="text">
      <style:text-properties fo:font-style="italic" style:text-underline-style="none" officeooo:rsid="001d0013" style:font-style-asian="italic" style:font-style-complex="italic"/>
    </style:style>
    <style:style style:name="T13" style:family="text">
      <style:text-properties fo:font-style="italic" style:text-underline-style="none" officeooo:rsid="0020b33c" style:font-style-asian="italic" style:font-style-complex="italic"/>
    </style:style>
    <style:style style:name="T14" style:family="text">
      <style:text-properties officeooo:rsid="0026d9f5"/>
    </style:style>
    <style:style style:name="T15" style:family="text">
      <style:text-properties officeooo:rsid="0029cc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Rapport ShavaDoop</text:p>
      <text:p text:style-name="P7"/>
      <text:p text:style-name="P7"/>
      <text:h text:style-name="P16" text:outline-level="1">Fonctionnement du logiciel :</text:h>
      <text:p text:style-name="P7"/>
      <text:p text:style-name="P1">Le projet est réparti entre deux dossiers correspondants aux JAR, à savoir Master et Slave.<text:line-break/>1) Le <text:span text:style-name="T1">M</text:span>aster possède les classes définies selon le diagramme UML suivant : </text:p>
      <text:p text:style-name="P1"/>
      <text:p text:style-name="P1"/>
      <text:p text:style-name="P1"/>
      <text:p text:style-name="P1"/>
      <text:p text:style-name="P1"/>
      <text:p text:style-name="P1"/>
      <text:p text:style-name="P1"/>
      <text:p text:style-name="P1"/>
      <text:p text:style-name="P1"/>
      <text:p text:style-name="P1"/>
      <text:p text:style-name="P3">2) Le slave possède les classes définies selon le diagramme UML suivant :</text:p>
      <text:p text:style-name="P3"/>
      <text:p text:style-name="P6"><text:span text:style-name="T5">Lancement du programme </text:span>: java -jar Master.jar <text:span text:style-name="T11">chemindutexteàtraiter</text:span></text:p>
      <text:p text:style-name="P3"/>
      <text:p text:style-name="P2">La description des classes et méthodes est disponible dans la JavaDoc jointe.<text:line-break/><text:span text:style-name="T2">Schématiquement, le Master peut être appelé dans <text:s/>Eclipse ou via un runnable JAR en ligne de commande (java -jar Master.jar). Celui-ci s'occupe de trouver les hosts disponibles sur le réseau via un script Python, splitter un fichier passé en entrée (code du travail par exemple) par ligne (ou blocs de lignes) <text:s/>et d'écrire chaque split dans un fichier Sx. Il distribue ensuite les données (splits) et les calculs (Map) sur le réseau via des Threads qui appellent en SSH la méthode map contenue dans le Slave qui doit être exporté en JAR exécutable.</text:span></text:p>
      <text:p text:style-name="P4">Le Slave effectue le mapping (wordcount) sur les splits qu'il a reçu et écrit sur la sortie standard les paires &lt;clés,Valeurs&gt; qu'il a calculé (La clé est un mot, la valeur est le compte du mot dans le split). <text:span text:style-name="T3">Le Master récupère ensuite l'ensemble des paires clés valeurs puis redistribue ces paires (shuffling) </text:span><text:soft-page-break/><text:span text:style-name="T3">sur les hosts disponibles pour effectuer le reduce. Pour ce faire des Threads sont créés par le Master avec en entrée des paires clés valeurs à réduire. Les Threads appellent la méthode Reduce du Slave en SSH qui vont ensuite effectuer le reduce et écrire le résultat sur la sortie standard. Le Master va récupérer les résultats et les agréger (assembling) dans le fichier final.</text:span></text:p>
      <text:p text:style-name="P4"/>
      <text:h text:style-name="P17" text:outline-level="1"><text:span text:style-name="T4">Problématiques et optimisations </text:span>:</text:h>
      <text:p text:style-name="P9">a) Problème de limitation <text:s/>SSH :</text:p>
      <text:p text:style-name="P5">Le logiciel peut rencontrer des difficultés à se connecter en SSH à d'autres machines lorsque deux connexions sont effectuées exactement en même temps, le contournement est de simplement relancer un Thread qui aura échoué à se connecter sur le même host.</text:p>
      <text:p text:style-name="P10">b) Performances avec des fichiers volumineux :</text:p>
      <text:p text:style-name="P8"><text:span text:style-name="T6">Sur des fichiers &gt; 10 Mb les performances du logiciels chutent drastiquement, cela est du </text:span><text:span text:style-name="T7">au nombre conséquent de Threads lancé si l'on splitte ligne par ligne et également. Deux optimisations ont été effectuées pour cette problématique, le nombre de Thread est plafonné par la </text:span><text:span text:style-name="T8">constante </text:span><text:span text:style-name="T12">MAX_WORKLOAD </text:span><text:span text:style-name="T9">ainsi on ne sature par le programme avec de trop nombreux Threads effectuant peu de calcul. Ensuite, on groupe le nombre de lignes à traiter par le Slave durant la phase Map (constante </text:span><text:span text:style-name="T13">STEP), </text:span><text:span text:style-name="T10">ceci évite d'avoir plusieurs Threads qui traitent une ligne unique mais plutôt un Thread qui traite plusieurs lignes.</text:span></text:p>
      <text:p text:style-name="P11"><text:span text:style-name="T14">c) Performances globales :</text:span></text:p>
      <text:p text:style-name="P13">Plutôt que de lire des fichiers Umx, on a choisis de fournir directement au Master les entrées des unsorted maps produites par les slaves via la sortie standard. <text:span text:style-name="T15">Ceci évite d'avoir à gérer la récupération du chemin du fichier, l'ouverture et les éventuelles exceptions.</text:span></text:p>
      <text:p text:style-name="P12"/>
      <text:p text:style-name="P14">Exemples :</text:p>
      <text:p text:style-name="Text_20_body">Code forestier de mayot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Monospace" svg:font-family="Monospace"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phael Vignes</meta:initial-creator>
    <meta:creation-date>2016-11-07T09:19:37.435081543</meta:creation-date>
    <dc:date>2016-11-08T11:59:43.913482645</dc:date>
    <dc:creator>Raphael Vignes</dc:creator>
    <meta:editing-duration>PT2H5M51S</meta:editing-duration>
    <meta:editing-cycles>45</meta:editing-cycles>
    <meta:generator>LibreOffice/4.3.3.2$Linux_X86_64 LibreOffice_project/430m0$Build-2</meta:generator>
    <meta:document-statistic meta:table-count="0" meta:image-count="0" meta:object-count="0" meta:page-count="2" meta:paragraph-count="16" meta:word-count="489" meta:character-count="2976" meta:non-whitespace-character-count="2497"/>
  </office:meta>
</office:document-meta>
</file>